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HelveticaNeueLT Std" svg:font-family="'HelveticaNeueLT Std'" style:font-family-generic="swiss" style:font-pitch="variable"/>
    <style:font-face style:name="HelveticaNeueLT Std1" svg:font-family="'HelveticaNeueLT Std'" style:font-adornments="55 Roman" style:font-family-generic="swiss" style:font-pitch="variable"/>
    <style:font-face style:name="HelveticaNeueLT Std2" svg:font-family="'HelveticaNeueLT St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ffff" style:font-name="HelveticaNeueLT Std" fo:font-size="60pt" style:text-underline-style="none" fo:font-weight="bold" style:font-size-asian="60pt" style:font-weight-asian="bold" style:font-size-complex="6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HelveticaNeueLT St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fo:color="#b80047" style:font-name="HelveticaNeueLT Std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eeeeee" style:font-name="HelveticaNeueLT Std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Footer">
      <style:paragraph-properties fo:background-color="transparent">
        <style:background-image/>
      </style:paragraph-properties>
      <style:text-properties fo:color="#b80047"/>
    </style:style>
    <style:style style:name="P8" style:family="paragraph" style:parent-style-name="Standard">
      <style:paragraph-properties fo:text-align="start" style:justify-single-word="false"/>
      <style:text-properties fo:color="#ffffff" style:font-name="HelveticaNeueLT Std" fo:font-size="36pt" style:text-underline-style="none" fo:font-weight="bold" officeooo:paragraph-rsid="000562b4" style:font-size-asian="36pt" style:font-weight-asian="bold" style:font-size-complex="3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officeooo:paragraph-rsid="000af47f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paragraph-rsid="0008964c"/>
    </style:style>
    <style:style style:name="P16" style:family="paragraph" style:parent-style-name="Text_20_body">
      <style:text-properties officeooo:paragraph-rsid="0006e3e4"/>
    </style:style>
    <style:style style:name="P17" style:family="paragraph" style:parent-style-name="Text_20_body">
      <style:text-properties officeooo:paragraph-rsid="0008964c"/>
    </style:style>
    <style:style style:name="P18" style:family="paragraph" style:parent-style-name="Text_20_body">
      <style:text-properties officeooo:paragraph-rsid="0009072c"/>
    </style:style>
    <style:style style:name="P19" style:family="paragraph" style:parent-style-name="Text_20_body">
      <style:text-properties officeooo:paragraph-rsid="000af47f"/>
    </style:style>
    <style:style style:name="P20" style:family="paragraph">
      <style:paragraph-properties fo:text-align="center"/>
    </style:style>
    <style:style style:name="P21" style:family="paragraph">
      <style:text-properties fo:color="#ffffff" style:font-name="HelveticaNeueLT St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HelveticaNeueLT Std" fo:font-weight="bold" style:font-weight-asian="bold" style:font-weight-complex="bold"/>
    </style:style>
    <style:style style:name="T2" style:family="text">
      <style:text-properties officeooo:rsid="000562b4"/>
    </style:style>
    <style:style style:name="T3" style:family="text">
      <style:text-properties officeooo:rsid="0006e3e4"/>
    </style:style>
    <style:style style:name="T4" style:family="text">
      <style:text-properties officeooo:rsid="0008964c"/>
    </style:style>
    <style:style style:name="T5" style:family="text">
      <style:text-properties officeooo:rsid="0009072c"/>
    </style:style>
    <style:style style:name="T6" style:family="text">
      <style:text-properties officeooo:rsid="000af47f"/>
    </style:style>
    <style:style style:name="T7" style:family="text">
      <style:text-properties fo:color="#ffffff" style:font-name="HelveticaNeueLT Std" fo:font-size="16pt" fo:font-weight="bold" style:font-size-asian="16pt" style:font-weight-asian="bold" style:font-size-complex="16pt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1abc9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1abc9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20" svg:width="21.139cm" svg:height="29.922cm" svg:x="-3.422cm" svg:y="-2.986cm"><text:p/></draw:rect>CathyMini</text:p>
      <text:p text:style-name="P6">Projet d'intégration ECOM</text:p>
      <text:p text:style-name="P3"/>
      <text:p text:style-name="P5"/>
      <text:p text:style-name="P5"/>
      <text:p text:style-name="P5"/>
      <text:p text:style-name="P5"/>
      <text:p text:style-name="P8"><text:span text:style-name="T2">IHM Concrèt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2">Table des matières</text:p>
          </text:index-title>
          <text:p text:style-name="P10"><text:s/>1 Introduction<text:tab/>3</text:p>
          <text:p text:style-name="P13"><text:s/>1.1 Objet Du Document<text:tab/>3</text:p>
          <text:p text:style-name="P13"><text:s/>1.2 Découpage technique <text:tab/>3</text:p>
          <text:p text:style-name="P10"><text:s/>2 Le Front-end<text:tab/>4</text:p>
          <text:p text:style-name="P13"><text:s/>2.1 <text:s/>L'implémentation des pages Web<text:tab/>4</text:p>
          <text:p text:style-name="P13"><text:s/>2.2 L'application cliente<text:tab/>4</text:p>
          <text:p text:style-name="P13"><text:s/>2.3 Design<text:tab/>5</text:p>
          <text:p text:style-name="P10"><text:s/>3 Le Back-End<text:tab/>6</text:p>
          <text:p text:style-name="P13"><text:s/>3.1 Architecture logicielle<text:tab/>6</text:p>
          <text:p text:style-name="P13"><text:s/>3.2 Les Java Entity<text:tab/>8</text:p>
          <text:p text:style-name="P13"><text:s/>3.3 Détail des façades et de la logique métier<text:tab/>9</text:p>
          <text:p text:style-name="P10"><text:s/>4 Répartition matérielle<text:tab/>10</text:p>
        </text:index-body>
      </text:table-of-content>
      <text:p text:style-name="P4"/>
      <text:h text:style-name="P14" text:outline-level="1">Introduction</text:h>
      <text:p text:style-name="Text_20_body"/>
      <text:p text:style-name="P16"><text:span text:style-name="T3">L'objectif de ce document est de présenter l'IHM concrète de site web de eCommerce CathyMini.</text:span></text:p>
      <text:h text:style-name="P15" text:outline-level="1"><text:span text:style-name="T4">Panneau d'administration</text:span></text:h>
      <text:p text:style-name="P17"/>
      <text:h text:style-name="P11" text:outline-level="2"><text:span text:style-name="T6">Page d'accueil</text:span></text:h>
      <text:p text:style-name="P18"><text:span text:style-name="T5"/></text:p>
      <text:p text:style-name="P18"><text:span text:style-name="T5"/></text:p>
      <text:h text:style-name="P11" text:outline-level="2"><text:span text:style-name="T6">Administration des produits</text:span></text:h>
      <text:p text:style-name="P19"><text:span text:style-name="T6"/></text:p>
      <text:p text:style-name="P19"><text:span text:style-name="T6"/></text:p>
      <text:h text:style-name="P11" text:outline-level="2"><text:span text:style-name="T6">Administration des client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HelveticaNeueLT Std" svg:font-family="'HelveticaNeueLT Std'" style:font-family-generic="swiss" style:font-pitch="variable"/>
    <style:font-face style:name="HelveticaNeueLT Std1" svg:font-family="'HelveticaNeueLT Std'" style:font-adornments="55 Roman" style:font-family-generic="swiss" style:font-pitch="variable"/>
    <style:font-face style:name="HelveticaNeueLT Std2" svg:font-family="'HelveticaNeueLT St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fo:color="#494440" style:font-name="HelveticaNeueLT Std1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color="#494440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101cm" style:contextual-spacing="false" fo:text-indent="-0.76cm" style:auto-text-indent="false" style:page-number="auto" fo:break-before="auto" fo:break-after="auto" fo:background-color="transparent" fo:padding="0cm" fo:border="none" style:shadow="none">
        <style:tab-stops/>
        <style:drop-cap/>
        <style:background-image/>
      </style:paragraph-properties>
      <style:text-properties fo:font-variant="small-caps" fo:color="#1abc9c" style:font-name="HelveticaNeueLT Std2" fo:font-size="15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494440" style:font-name="HelveticaNeueLT Std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cm" fo:border="none" style:shadow="none">
        <style:background-image/>
      </style:paragraph-properties>
      <style:text-properties fo:color="#7f8c8c" style:font-name="HelveticaNeueLT Std1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494440" style:font-name="HelveticaNeueLT Std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ysage" style:family="paragraph" style:next-style-name="Text_20_body" style:auto-update="true" style:master-page-name="Standard">
      <style:paragraph-properties fo:margin-left="0.083cm" fo:margin-right="0cm" fo:margin-top="0cm" fo:margin-bottom="0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Drawing" style:family="paragraph" style:parent-style-name="Caption" style:class="extra"/>
    <style:style style:name="Contenu_20_de_20_tab7leau" style:display-name="Contenu de tab7leau" style:family="paragraph" style:parent-style-name="Table_20_Contents">
      <style:paragraph-properties fo:text-align="center" style:justify-single-word="false"/>
      <style:text-properties fo:color="#494440" style:font-name="HelveticaNeueLT Std"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>
      <style:text-properties fo:color="#ffffff" style:font-name="HelveticaNeueLT Std" fo:font-size="16pt" fo:font-weight="bold" style:font-size-asian="16pt" style:font-weight-asian="bold" style:font-size-complex="16pt" style:font-weight-complex="bold"/>
    </style:style>
    <style:style style:name="MP3" style:family="paragraph" style:parent-style-name="Footer">
      <style:paragraph-properties fo:background-color="transparent">
        <style:background-image/>
      </style:paragraph-properties>
      <style:text-properties fo:color="#b80047"/>
    </style:style>
    <style:style style:name="MT1" style:family="text">
      <style:text-properties fo:color="#ffffff" style:font-name="HelveticaNeueLT Std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ffffff" style:font-name="HelveticaNeueLT Std" fo:font-weight="bold" style:font-weight-asian="bold" style:font-weight-complex="bol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draw:fill-color="#1abc9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rect text:anchor-type="paragraph" draw:z-index="4" draw:style-name="Mgr1" draw:text-style-name="MP1" svg:width="4.012cm" svg:height="1.221cm" svg:x="13.79cm" svg:y="-2.002cm"><text:p/></draw:rect><draw:frame text:anchor-type="paragraph" draw:z-index="8" draw:style-name="Mgr2" draw:text-style-name="MP2" svg:width="4.345cm" svg:height="0.92cm" svg:x="14.487cm" svg:y="-1.699cm"><draw:text-box><text:p><text:span text:style-name="MT1">CathyMini</text:span></text:p></draw:text-box></draw:frame><draw:rect text:anchor-type="paragraph" draw:z-index="12" draw:style-name="Mgr3" draw:text-style-name="MP1" svg:width="0.251cm" svg:height="29.699cm" svg:x="-2.002cm" svg:y="-2.002cm"><text:p/></draw:rect><draw:rect text:anchor-type="paragraph" draw:z-index="16" draw:style-name="Mgr4" draw:text-style-name="MP1" svg:width="3.315cm" svg:height="1.087cm" svg:x="15.685cm" svg:y="24.855cm"><text:p/></draw:rect></text:p>
      </style:header>
      <style:footer>
        <text:p text:style-name="MP3"><text:tab/><text:tab/><text:span text:style-name="MT2"><text:page-number text:select-page="current">4</text:page-number></text:span><text:span text:style-name="MT2">/</text:span><text:span text:style-name="MT2"><text:page-count>4</text:page-count></text:span></text:p>
      </style:footer>
    </style:master-page>
    <style:master-page style:name="Landscape" style:page-layout-name="Mpm2">
      <style:header>
        <text:p text:style-name="Header"/>
      </style:header>
    </style:master-page>
    <style:master-page style:name="Right_20_Page" style:display-name="Right Page" style:page-layout-name="Mpm3">
      <style:header>
        <text:p text:style-name="Header"/>
      </style:head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10:40:59.067000000</meta:creation-date>
    <meta:editing-duration>PT18H10M26S</meta:editing-duration>
    <meta:editing-cycles>132</meta:editing-cycles>
    <meta:generator>LibreOffice/4.0.5.2$Windows_x86 LibreOffice_project/5464147a081647a250913f19c0715bca595af2f</meta:generator>
    <dc:date>2013-12-12T19:27:58.52</dc:date>
    <meta:document-statistic meta:table-count="0" meta:image-count="0" meta:object-count="0" meta:page-count="4" meta:paragraph-count="23" meta:word-count="97" meta:character-count="596" meta:non-whitespace-character-count="501"/>
  </office:meta>
</office:document-meta>
</file>